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4831" officeooo:paragraph-rsid="0016483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b5709" officeooo:paragraph-rsid="001b5709" style:font-weight-asian="bold" style:font-weight-complex="bold"/>
    </style:style>
    <style:style style:name="P3" style:family="paragraph" style:parent-style-name="Standard">
      <style:text-properties style:text-underline-style="none" fo:font-weight="normal" officeooo:rsid="001805fd" officeooo:paragraph-rsid="001805fd" style:font-weight-asian="normal" style:font-weight-complex="normal"/>
    </style:style>
    <style:style style:name="P4" style:family="paragraph" style:parent-style-name="Standard">
      <style:text-properties style:text-underline-style="none" fo:font-weight="normal" officeooo:rsid="001b5709" officeooo:paragraph-rsid="001b5709" style:font-weight-asian="normal" style:font-weight-complex="normal"/>
    </style:style>
    <style:style style:name="T1" style:family="text">
      <style:text-properties officeooo:rsid="0019df15"/>
    </style:style>
    <style:style style:name="T2" style:family="text">
      <style:text-properties officeooo:rsid="001c4f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p word</text:p>
      <text:p text:style-name="P3"/>
      <text:p text:style-name="P3">Our system has the option to ignore stop words when performing the searching function. <text:span text:style-name="T1">The stop words are ignored in two features of our search system – ignoring stop words in the query and ignoring stop words in the documents when doing blind relevance testing.</text:span></text:p>
      <text:p text:style-name="P3"/>
      <text:p text:style-name="P2">Thesaurus</text:p>
      <text:p text:style-name="P2"/>
      <text:p text:style-name="P4">A thesaurus is implemented, using a Natural Language Tool-kit (NLTK) with a WordNet package, to get synonyms for the search terms. The synonyms are stemmed using Porter's stemming algorithm, if the parameter is set true. The thesaurus results for the search term is used to recall index files which are synonymous to the search term. <text:span text:style-name="T2">When calculating the tr*idf value for the synonymous term, it a factored down by multiplying the result by 1/(number of synonymou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3:53:23.252480714</meta:creation-date>
    <dc:date>2016-05-18T14:20:04.534260095</dc:date>
    <meta:editing-duration>PT26M39S</meta:editing-duration>
    <meta:editing-cycles>6</meta:editing-cycles>
    <meta:generator>LibreOffice/5.0.5.2$Linux_X86_64 LibreOffice_project/00m0$Build-2</meta:generator>
    <meta:document-statistic meta:table-count="0" meta:image-count="0" meta:object-count="0" meta:page-count="1" meta:paragraph-count="4" meta:word-count="123" meta:character-count="748" meta:non-whitespace-character-count="626"/>
  </office:meta>
</office:document-meta>
</file>